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Resume" style:family="table">
      <style:table-properties style:width="8.3021in" fo:margin-left="0in" fo:margin-top="0in" fo:margin-bottom="0in" table:align="left" style:writing-mode="lr-tb"/>
    </style:style>
    <style:style style:name="Resume.A" style:family="table-column">
      <style:table-column-properties style:column-width="1.875in"/>
    </style:style>
    <style:style style:name="Resume.B" style:family="table-column">
      <style:table-column-properties style:column-width="4.4375in"/>
    </style:style>
    <style:style style:name="Resume.C" style:family="table-column">
      <style:table-column-properties style:column-width="0.0194in"/>
    </style:style>
    <style:style style:name="Resume.D" style:family="table-column">
      <style:table-column-properties style:column-width="1.9701in"/>
    </style:style>
    <style:style style:name="Resume.1" style:family="table-row">
      <style:table-row-properties style:min-row-height="0.5in" fo:keep-together="auto"/>
    </style:style>
    <style:style style:name="Resume.A1" style:family="table-cell">
      <style:table-cell-properties style:vertical-align="middle" fo:background-color="#ffffff" fo:padding-left="0.0854in" fo:padding-right="0.075in" fo:padding-top="0in" fo:padding-bottom="0in" fo:border="none">
        <style:background-image/>
      </style:table-cell-properties>
    </style:style>
    <style:style style:name="Resume.2" style:family="table-row">
      <style:table-row-properties style:min-row-height="0.0486in" fo:keep-together="auto"/>
    </style:style>
    <style:style style:name="Resume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Resume.3" style:family="table-row">
      <style:table-row-properties style:min-row-height="0.0868in" fo:keep-together="auto"/>
    </style:style>
    <style:style style:name="Resume.4" style:family="table-row">
      <style:table-row-properties style:min-row-height="0.3in" fo:keep-together="auto"/>
    </style:style>
    <style:style style:name="Resume.A4" style:family="table-cell">
      <style:table-cell-properties style:vertical-align="middle" fo:background-color="#ffffff" style:border-line-width-bottom="0in 0.0104in 0.0104in" fo:padding-left="0.0854in" fo:padding-right="0.075in" fo:padding-top="0in" fo:padding-bottom="0in" fo:border-left="none" fo:border-right="none" fo:border-top="none" fo:border-bottom="1pt double #00000a">
        <style:background-image/>
      </style:table-cell-properties>
    </style:style>
    <style:style style:name="Resume.10" style:family="table-row">
      <style:table-row-properties style:min-row-height="0.0653in" fo:keep-together="auto"/>
    </style:style>
    <style:style style:name="Resume.11" style:family="table-row">
      <style:table-row-properties style:min-row-height="0.0625in" fo:keep-together="auto"/>
    </style:style>
    <style:style style:name="Resume.A11" style:family="table-cell">
      <style:table-cell-properties style:vertical-align="middle" fo:background-color="#ffffff" style:border-line-width-bottom="0in 0.0104in 0.0104in" fo:padding="0.075in" fo:border-left="none" fo:border-right="none" fo:border-top="none" fo:border-bottom="1pt double #000000">
        <style:background-image/>
      </style:table-cell-properties>
    </style:style>
    <style:style style:name="Resume.24" style:family="table-row">
      <style:table-row-properties style:min-row-height="0.0701in" fo:keep-together="auto"/>
    </style:style>
    <style:style style:name="Resume.A25" style:family="table-cell">
      <style:table-cell-properties style:vertical-align="middle" fo:background-color="#ffffff" style:border-line-width-bottom="0in 0.0104in 0.0104in" fo:padding="0.075in" fo:border-left="none" fo:border-right="none" fo:border-top="none" fo:border-bottom="1pt double #00000a">
        <style:background-image/>
      </style:table-cell-properties>
    </style:style>
    <style:style style:name="Resume.29" style:family="table-row">
      <style:table-row-properties style:min-row-height="0.0528in" fo:keep-together="auto"/>
    </style:style>
    <style:style style:name="P1" style:family="paragraph" style:parent-style-name="Standard">
      <style:paragraph-properties fo:line-height="100%" fo:text-align="end" style:justify-single-word="false"/>
      <style:text-properties style:font-name="Times New Roman1" fo:font-size="10pt" style:font-size-asian="10pt" style:font-name-complex="Times New Roman2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name-complex="Times New Roman2" style:font-size-complex="11pt"/>
    </style:style>
    <style:style style:name="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1pt" style:font-size-asian="11pt" style:font-name-complex="Times New Roman2" style:font-size-complex="11pt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1pt" officeooo:rsid="00338f37" officeooo:paragraph-rsid="00338f37" style:font-size-asian="11pt" style:font-name-complex="Times New Roman2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 fo:font-size="11pt" officeooo:rsid="00368c79" officeooo:paragraph-rsid="00368c79" style:font-size-asian="11pt" style:font-name-complex="Times New Roman2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1pt" officeooo:rsid="004ac271" officeooo:paragraph-rsid="004ac271" style:font-size-asian="11pt" style:font-name-complex="Times New Roman2" style:font-size-complex="11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name-complex="Times New Roman2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0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officeooo:paragraph-rsid="001769c8" style:font-size-asian="11pt" style:font-name-complex="Times New Roman2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style:font-size-asian="11pt" style:font-name-complex="Times New Roman2"/>
    </style:style>
    <style:style style:name="P12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4c0ebc" officeooo:paragraph-rsid="004c0ebc" style:font-size-asian="11pt" style:font-name-complex="Times New Roman2"/>
    </style:style>
    <style:style style:name="P13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3dca2d" officeooo:paragraph-rsid="003dca2d" style:font-size-asian="11pt" style:font-name-complex="Times New Roman2"/>
    </style:style>
    <style:style style:name="P14" style:family="paragraph" style:parent-style-name="Standard">
      <style:paragraph-properties fo:margin-top="0in" fo:margin-bottom="0in" loext:contextual-spacing="false" fo:line-height="200%">
        <style:tab-stops>
          <style:tab-stop style:position="8.1874in"/>
        </style:tab-stops>
      </style:paragraph-properties>
      <style:text-properties style:font-name="Times New Roman1" fo:font-size="11pt" officeooo:paragraph-rsid="006b87cd" style:font-size-asian="11pt" style:font-name-complex="Times New Roman2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252in" style:type="right"/>
        </style:tab-stops>
      </style:paragraph-properties>
      <style:text-properties style:font-name="Times New Roman1" fo:font-size="11pt" officeooo:rsid="006ec467" officeooo:paragraph-rsid="006ec467" style:font-size-asian="11pt" style:font-name-complex="Times New Roman2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style:font-size-asian="11pt" style:font-size-complex="11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1" fo:font-size="11pt" fo:font-weight="bold" officeooo:rsid="004ae174" officeooo:paragraph-rsid="004ae174" style:font-size-asian="11pt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fo:font-weight="bold" officeooo:rsid="006f8a9e" officeooo:paragraph-rsid="006f8a9e" style:font-size-asian="11pt" style:font-weight-asian="bold" style:font-name-complex="Times New Roman2" style:font-size-complex="11pt" style:font-weight-complex="bold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7.5in" style:type="right"/>
        </style:tab-stops>
      </style:paragraph-properties>
      <style:text-properties style:font-name="Times New Roman1" fo:font-size="14pt" fo:language="en" fo:country="GB" fo:font-weight="bold" officeooo:rsid="00572ced" officeooo:paragraph-rsid="00572ced" style:font-size-asian="14pt" style:font-weight-asian="bold" style:font-name-complex="Times New Roman2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1" fo:font-size="10pt" style:font-size-asian="10pt" style:font-name-complex="Times New Roman2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5cf1a" officeooo:paragraph-rsid="0065cf1a" style:font-size-asian="10pt" style:font-name-complex="Times New Roman2"/>
    </style:style>
    <style:style style:name="P2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5f3a2" officeooo:paragraph-rsid="0065f3a2" style:font-size-asian="10pt" style:font-name-complex="Times New Roman2"/>
    </style:style>
    <style:style style:name="P23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officeooo:rsid="006ec467" officeooo:paragraph-rsid="006ec467" style:font-size-asian="10pt" style:font-name-complex="Times New Roman2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1" fo:font-size="10pt" style:font-size-asian="10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Times New Roman1" fo:font-size="10pt" fo:font-style="italic" style:font-size-asian="10pt" style:font-style-asian="italic" style:font-name-complex="Times New Roman2"/>
    </style:style>
    <style:style style:name="P26" style:family="paragraph" style:parent-style-name="Standard">
      <style:paragraph-properties fo:margin-top="0in" fo:margin-bottom="0in" loext:contextual-spacing="false" fo:line-height="100%">
        <style:tab-stops>
          <style:tab-stop style:position="8.1252in"/>
          <style:tab-stop style:position="8.1874in"/>
        </style:tab-stops>
      </style:paragraph-properties>
      <style:text-properties style:font-name="Times New Roman1" fo:font-size="10pt" fo:font-style="italic" style:font-size-asian="10pt" style:font-style-asian="italic" style:font-name-complex="Times New Roman2"/>
    </style:style>
    <style:style style:name="P27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0pt" fo:font-style="italic" style:font-size-asian="10pt" style:font-style-asian="italic" style:font-name-complex="Times New Roman2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style:font-name="Times New Roman1" fo:font-size="10pt" fo:font-style="italic" officeooo:rsid="004ae174" officeooo:paragraph-rsid="004ae174" style:font-size-asian="10pt" style:font-style-asian="italic" style:font-name-complex="Times New Roman2"/>
    </style:style>
    <style:style style:name="P29" style:family="paragraph" style:parent-style-name="Standard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0pt" fo:font-style="italic" officeooo:rsid="003f9ffc" officeooo:paragraph-rsid="003f9ffc" style:font-size-asian="10pt" style:font-style-asian="italic" style:font-name-complex="Times New Roman2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rsid="003dca2d" officeooo:paragraph-rsid="0065cf1a" style:font-size-asian="10pt" style:font-style-asian="normal" style:font-name-complex="Times New Roman2" style:font-style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paragraph-rsid="0065cf1a" style:font-size-asian="10pt" style:font-style-asian="normal" style:font-name-complex="Times New Roman2" style:font-style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252in" style:type="right"/>
        </style:tab-stops>
      </style:paragraph-properties>
      <style:text-properties style:font-name="Times New Roman1" fo:font-size="10pt" fo:font-style="normal" officeooo:paragraph-rsid="0065f3a2" style:font-size-asian="10pt" style:font-style-asian="normal" style:font-name-complex="Times New Roman2" style:font-style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8.1874in"/>
        </style:tab-stops>
      </style:paragraph-properties>
      <style:text-properties style:font-name="Times New Roman1" fo:font-size="10pt" fo:font-weight="normal" officeooo:rsid="006f8a9e" officeooo:paragraph-rsid="006f8a9e" style:font-size-asian="10pt" style:font-weight-asian="normal" style:font-name-complex="Times New Roman2" style:font-size-complex="10pt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/>
      <style:text-properties style:font-name="Times New Roman1" officeooo:paragraph-rsid="001769c8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1"/>
    </style:style>
    <style:style style:name="P36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252in" style:type="right"/>
        </style:tab-stops>
      </style:paragraph-properties>
      <style:text-properties style:font-name="Times New Roman1"/>
    </style:style>
    <style:style style:name="P37" style:family="paragraph" style:parent-style-name="Standard">
      <style:paragraph-properties fo:margin-top="0in" fo:margin-bottom="0in" loext:contextual-spacing="false" fo:line-height="100%" fo:text-align="end" style:justify-single-word="false">
        <style:tab-stops>
          <style:tab-stop style:position="4.5626in"/>
          <style:tab-stop style:position="8.1874in" style:type="right"/>
        </style:tab-stops>
      </style:paragraph-properties>
      <style:text-properties style:font-name="Times New Roman1"/>
    </style:style>
    <style:style style:name="P38" style:family="paragraph" style:parent-style-name="Standard">
      <style:paragraph-properties fo:margin-top="0in" fo:margin-bottom="0in" loext:contextual-spacing="false" fo:line-height="100%" fo:text-align="center" style:justify-single-word="false">
        <style:tab-stops>
          <style:tab-stop style:position="8.1874in"/>
        </style:tab-stops>
      </style:paragraph-properties>
      <style:text-properties style:font-name="Times New Roman1" fo:font-size="12pt" officeooo:rsid="006cff8c" officeooo:paragraph-rsid="006cff8c" style:font-size-asian="12pt" style:font-name-complex="Times New Roman2" style:font-size-complex="12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Times New Roman1" fo:font-size="11pt" fo:font-weight="bold" officeooo:rsid="004ae174" officeooo:paragraph-rsid="004ae174" style:font-size-asian="11pt" style:font-weight-asian="bold" style:font-weight-complex="bold" fo:hyphenate="false" fo:hyphenation-remain-char-count="2" fo:hyphenation-push-char-count="2"/>
    </style:style>
    <style:style style:name="P40" style:family="paragraph" style:parent-style-name="Text_20_body" style:master-page-name="">
      <style:paragraph-properties style:page-number="auto"/>
    </style:style>
    <style:style style:name="P41" style:family="paragraph" style:parent-style-name="List_20_Paragraph">
      <style:paragraph-properties fo:margin-left="0.5in" fo:margin-right="0in" fo:margin-top="0in" fo:margin-bottom="0in" loext:contextual-spacing="true" fo:line-height="100%" fo:text-align="center" style:justify-single-word="false" fo:text-indent="0in" style:auto-text-indent="false">
        <style:tab-stops>
          <style:tab-stop style:position="-0.1252in"/>
          <style:tab-stop style:position="8.1874in"/>
        </style:tab-stops>
      </style:paragraph-properties>
      <style:text-properties style:font-name="Times New Roman1"/>
    </style:style>
    <style:style style:name="P42" style:family="paragraph" style:parent-style-name="Standard" style:list-style-name="L1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1" fo:font-size="11pt" officeooo:rsid="003aa502" officeooo:paragraph-rsid="0068e31e" style:font-size-asian="11pt" style:font-name-complex="Times New Roman2" style:font-size-complex="11pt"/>
    </style:style>
    <style:style style:name="P43" style:family="paragraph" style:parent-style-name="Standard" style:list-style-name="L2">
      <style:paragraph-properties fo:margin-top="0in" fo:margin-bottom="0in" loext:contextual-spacing="false" fo:line-height="100%">
        <style:tab-stops>
          <style:tab-stop style:position="0.302in"/>
          <style:tab-stop style:position="7.5in" style:type="right"/>
        </style:tab-stops>
      </style:paragraph-properties>
      <style:text-properties style:font-name="Times New Roman1" fo:font-size="11pt" officeooo:paragraph-rsid="0042df17" style:font-size-asian="11pt" style:font-name-complex="Times New Roman2" style:font-size-complex="11pt"/>
    </style:style>
    <style:style style:name="P44" style:family="paragraph" style:parent-style-name="Standard" style:list-style-name="L4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officeooo:rsid="006f8a9e" officeooo:paragraph-rsid="006f8a9e" style:font-size-asian="11pt" style:font-name-complex="Times New Roman2" style:font-size-complex="11pt"/>
    </style:style>
    <style:style style:name="P45" style:family="paragraph" style:parent-style-name="Standard" style:list-style-name="L5">
      <style:paragraph-properties fo:margin-top="0in" fo:margin-bottom="0in" loext:contextual-spacing="false" fo:line-height="100%" fo:text-align="start" style:justify-single-word="false">
        <style:tab-stops>
          <style:tab-stop style:position="8.1874in"/>
        </style:tab-stops>
      </style:paragraph-properties>
      <style:text-properties style:font-name="Times New Roman1" fo:font-size="11pt" officeooo:rsid="0070aa16" officeooo:paragraph-rsid="0070aa16" style:font-size-asian="11pt" style:font-name-complex="Times New Roman2" style:font-size-complex="11pt"/>
    </style:style>
    <style:style style:name="P46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1" fo:font-size="11pt" officeooo:rsid="003f9ffc" officeooo:paragraph-rsid="0042b1ab" style:font-size-asian="11pt" style:font-name-complex="Times New Roman2"/>
    </style:style>
    <style:style style:name="P47" style:family="paragraph" style:parent-style-name="Standard" style:list-style-name="L3">
      <style:paragraph-properties fo:margin-top="0in" fo:margin-bottom="0in" loext:contextual-spacing="fals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f9ffc" officeooo:paragraph-rsid="0042b1ab" style:font-size-asian="11pt" style:font-name-complex="Times New Roman2" style:font-size-complex="11pt"/>
    </style:style>
    <style:style style:name="P48" style:family="paragraph" style:parent-style-name="Standard" style:list-style-name="WWNum7">
      <style:paragraph-properties fo:margin-top="0in" fo:margin-bottom="0in" loext:contextual-spacing="true" fo:line-height="100%">
        <style:tab-stops>
          <style:tab-stop style:position="8.1252in" style:type="right"/>
        </style:tab-stops>
      </style:paragraph-properties>
      <style:text-properties style:font-name="Times New Roman" fo:font-size="11pt" officeooo:rsid="003bd155" style:font-size-asian="11pt" style:font-name-complex="Times New Roman2" style:font-size-complex="11pt"/>
    </style:style>
    <style:style style:name="P49" style:family="paragraph" style:parent-style-name="Standard" style:list-style-name="WWNum3">
      <style:paragraph-properties fo:margin-top="0in" fo:margin-bottom="0in" loext:contextual-spacing="true" fo:line-height="100%">
        <style:tab-stops>
          <style:tab-stop style:position="-0.1252in"/>
          <style:tab-stop style:position="8.1874in"/>
        </style:tab-stops>
      </style:paragraph-properties>
      <style:text-properties style:font-name="Times New Roman" fo:font-size="11pt" style:font-size-asian="11pt" style:font-name-complex="Times New Roman2" style:font-size-complex="11pt"/>
    </style:style>
    <style:style style:name="P50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1" fo:font-size="11pt" officeooo:paragraph-rsid="00559f74" style:font-size-asian="11pt" style:font-name-complex="Times New Roman2"/>
    </style:style>
    <style:style style:name="P51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52" style:family="paragraph" style:parent-style-name="List_20_Paragraph" style:list-style-name="WWNum4">
      <style:paragraph-properties fo:margin-top="0in" fo:margin-bottom="0in" loext:contextual-spacing="true" fo:line-height="100%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1" fo:font-size="11pt" style:font-size-asian="11pt" style:font-name-complex="Times New Roman2"/>
    </style:style>
    <style:style style:name="P53" style:family="paragraph" style:parent-style-name="List_20_Paragraph" style:list-style-name="WWNum4">
      <style:paragraph-properties fo:margin-top="0in" fo:margin-bottom="0in" loext:contextual-spacing="true" fo:line-height="100%" fo:text-align="end" style:justify-single-word="false">
        <style:tab-stops>
          <style:tab-stop style:position="-0.1252in"/>
          <style:tab-stop style:position="0in"/>
          <style:tab-stop style:position="4.3126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P54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4.3126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P55" style:family="paragraph" style:parent-style-name="List_20_Paragraph" style:list-style-name="WWNum4">
      <style:paragraph-properties fo:margin-left="0in" fo:margin-right="0in" fo:margin-top="0in" fo:margin-bottom="0in" loext:contextual-spacing="true" fo:line-height="100%" fo:text-align="end" style:justify-single-word="false" fo:text-indent="0in" style:auto-text-indent="false">
        <style:tab-stops>
          <style:tab-stop style:position="-0.1252in"/>
          <style:tab-stop style:position="7.5in"/>
          <style:tab-stop style:position="8.1252in"/>
        </style:tab-stops>
      </style:paragraph-properties>
      <style:text-properties style:font-name="Times New Roman1" fo:font-size="10pt" officeooo:rsid="006be440" officeooo:paragraph-rsid="006be440" style:font-size-asian="10pt" style:font-name-complex="Times New Roman2" style:font-size-complex="10pt"/>
    </style:style>
    <style:style style:name="T1" style:family="text">
      <style:text-properties style:text-position="super 58%" style:font-name-complex="Times New Roman2"/>
    </style:style>
    <style:style style:name="T2" style:family="text">
      <style:text-properties fo:font-size="11pt" style:font-size-asian="11pt" style:font-name-complex="Times New Roman2"/>
    </style:style>
    <style:style style:name="T3" style:family="text">
      <style:text-properties fo:font-size="11pt" fo:font-weight="bold" officeooo:rsid="00505353" style:font-size-asian="11pt" style:font-weight-asian="bold" style:font-name-complex="Times New Roman2" style:font-weight-complex="bold"/>
    </style:style>
    <style:style style:name="T4" style:family="text">
      <style:text-properties fo:font-size="10pt" style:font-size-asian="10pt" style:font-name-complex="Times New Roman2"/>
    </style:style>
    <style:style style:name="T5" style:family="text">
      <style:text-properties fo:font-size="10pt" officeooo:rsid="0015ebc3" style:font-size-asian="10pt" style:font-name-complex="Times New Roman2"/>
    </style:style>
    <style:style style:name="T6" style:family="text">
      <style:text-properties fo:font-size="10pt" officeooo:rsid="00329d0d" style:font-size-asian="10pt" style:font-name-complex="Times New Roman2"/>
    </style:style>
    <style:style style:name="T7" style:family="text">
      <style:text-properties style:font-name-complex="Times New Roman2"/>
    </style:style>
    <style:style style:name="T8" style:family="text">
      <style:text-properties officeooo:rsid="003b434e"/>
    </style:style>
    <style:style style:name="T9" style:family="text">
      <style:text-properties officeooo:rsid="003cd0cb"/>
    </style:style>
    <style:style style:name="T10" style:family="text">
      <style:text-properties officeooo:rsid="00470c97"/>
    </style:style>
    <style:style style:name="T11" style:family="text">
      <style:text-properties officeooo:rsid="0049f67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4c0ebc" style:font-weight-asian="bold" style:font-weight-complex="bold"/>
    </style:style>
    <style:style style:name="T14" style:family="text">
      <style:text-properties fo:font-weight="bold" officeooo:rsid="004fd5eb" style:font-weight-asian="bold" style:font-weight-complex="bold"/>
    </style:style>
    <style:style style:name="T15" style:family="text">
      <style:text-properties fo:font-weight="bold" officeooo:rsid="00505353" style:font-weight-asian="bold" style:font-weight-complex="bold"/>
    </style:style>
    <style:style style:name="T16" style:family="text">
      <style:text-properties fo:font-weight="bold" officeooo:rsid="00506f13" style:font-weight-asian="bold" style:font-weight-complex="bold"/>
    </style:style>
    <style:style style:name="T17" style:family="text">
      <style:text-properties fo:font-weight="bold" officeooo:rsid="00518cf8" style:font-weight-asian="bold" style:font-weight-complex="bold"/>
    </style:style>
    <style:style style:name="T18" style:family="text">
      <style:text-properties fo:font-weight="bold" officeooo:rsid="006f8a9e" style:font-weight-asian="bold" style:font-weight-complex="bold"/>
    </style:style>
    <style:style style:name="T19" style:family="text">
      <style:text-properties officeooo:rsid="00559f74"/>
    </style:style>
    <style:style style:name="T20" style:family="text">
      <style:text-properties officeooo:rsid="00609f34"/>
    </style:style>
    <style:style style:name="T21" style:family="text">
      <style:text-properties officeooo:rsid="00627076"/>
    </style:style>
    <style:style style:name="T22" style:family="text">
      <style:text-properties officeooo:rsid="00627326"/>
    </style:style>
    <style:style style:name="T23" style:family="text">
      <style:text-properties officeooo:rsid="0065f3a2"/>
    </style:style>
    <style:style style:name="T24" style:family="text">
      <style:text-properties officeooo:rsid="0068e31e"/>
    </style:style>
    <style:style style:name="T25" style:family="text">
      <style:text-properties officeooo:rsid="006b87cd"/>
    </style:style>
    <style:style style:name="T26" style:family="text">
      <style:text-properties officeooo:rsid="006cff8c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6f8a9e" style:font-weight-asian="normal" style:font-weight-complex="normal"/>
    </style:style>
    <style:style style:name="T29" style:family="text">
      <style:text-properties fo:font-weight="normal" officeooo:rsid="0070aa16" style:font-weight-asian="normal" style:font-weight-complex="normal"/>
    </style:style>
    <style:style style:name="T30" style:family="text">
      <style:text-properties officeooo:rsid="006f8a9e"/>
    </style:style>
    <style:style style:name="T31" style:family="text">
      <style:text-properties officeooo:rsid="0073f5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able:table table:name="Resume" table:style-name="Resume">
        <table:table-column table:style-name="Resume.A"/>
        <table:table-column table:style-name="Resume.B"/>
        <table:table-column table:style-name="Resume.C"/>
        <table:table-column table:style-name="Resume.D"/>
        <table:table-row table:style-name="Resume.1">
          <table:table-cell table:style-name="Resume.A1" table:number-columns-spanned="4" office:value-type="string">
            <text:p text:style-name="P19">Marius Andrei Stefan Garbea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office:value-type="string">
            <text:p text:style-name="P16"><text:span text:style-name="T7">223 N 34</text:span><text:span text:style-name="T1">th</text:span><text:span text:style-name="T7"> Street</text:span></text:p>
          </table:table-cell>
          <table:table-cell table:style-name="Resume.A2" table:number-columns-spanned="2" office:value-type="string">
            <text:p text:style-name="P5">mariusgarbea.github.io</text:p>
          </table:table-cell>
          <table:covered-table-cell/>
          <table:table-cell table:style-name="Resume.A2" office:value-type="string">
            <text:p text:style-name="P7">mariusgarbea@ymail.com</text:p>
          </table:table-cell>
        </table:table-row>
        <table:table-row table:style-name="Resume.3">
          <table:table-cell table:style-name="Resume.A2" office:value-type="string">
            <text:p text:style-name="P3">Philadelphia, PA</text:p>
          </table:table-cell>
          <table:table-cell table:style-name="Resume.A2" table:number-columns-spanned="2" office:value-type="string">
            <text:p text:style-name="P6">linkedin.com/in/mgarbea</text:p>
          </table:table-cell>
          <table:covered-table-cell/>
          <table:table-cell table:style-name="Resume.A2" office:value-type="string">
            <text:p text:style-name="P4">610-209-4655</text:p>
          </table:table-cell>
        </table:table-row>
        <table:table-row table:style-name="Resume.4">
          <table:table-cell table:style-name="Resume.A4" table:number-columns-spanned="4" office:value-type="string">
            <text:p text:style-name="P35">EDU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39">Drexel University</text:p>
          </table:table-cell>
          <table:covered-table-cell/>
          <table:covered-table-cell/>
          <table:table-cell table:style-name="Resume.A2" office:value-type="string">
            <text:p text:style-name="P24">Philadelphia, PA</text:p>
          </table:table-cell>
        </table:table-row>
        <table:table-row table:style-name="Resume.2">
          <table:table-cell table:style-name="Resume.A2" table:number-columns-spanned="3" office:value-type="string">
            <text:p text:style-name="P28"><text:span text:style-name="T21">BSCS </text:span>Computer Science and <text:span text:style-name="T21">BS </text:span>Mathematics</text:p>
          </table:table-cell>
          <table:covered-table-cell/>
          <table:covered-table-cell/>
          <table:table-cell table:style-name="Resume.A2" office:value-type="string">
            <text:p text:style-name="P37"><text:span text:style-name="T4">09/2017 – </text:span><text:span text:style-name="T5">expected </text:span><text:span text:style-name="T6">05/</text:span><text:span text:style-name="T5">2022</text:span></text:p>
          </table:table-cell>
        </table:table-row>
        <table:table-row table:style-name="Resume.2">
          <table:table-cell table:style-name="Resume.A2" table:number-columns-spanned="4" office:value-type="string">
            <text:list xml:id="list6409059478435160726" text:style-name="L1">
              <text:list-item>
                <text:p text:style-name="P42">4.0 <text:span text:style-name="T24">GPA</text:span>, Dean’s List, Pennoni Honors Colleg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7">Tudor Vianu National College of Computer Science</text:p>
          </table:table-cell>
          <table:covered-table-cell/>
          <table:covered-table-cell/>
          <table:table-cell table:style-name="Resume.A2" office:value-type="string">
            <text:p text:style-name="P24">Bucharest, Romania</text:p>
          </table:table-cell>
        </table:table-row>
        <table:table-row table:style-name="Resume.2">
          <table:table-cell table:style-name="Resume.A2" table:number-columns-spanned="3" office:value-type="string">
            <text:p text:style-name="P25">Mathematics-Computer Science specialization</text:p>
          </table:table-cell>
          <table:covered-table-cell/>
          <table:covered-table-cell/>
          <table:table-cell table:style-name="Resume.A2" office:value-type="string">
            <text:p text:style-name="P20">09/2013 – 06/2017</text:p>
          </table:table-cell>
        </table:table-row>
        <table:table-row table:style-name="Resume.10">
          <table:table-cell table:style-name="Resume.A2" table:number-columns-spanned="4" office:value-type="string">
            <text:list xml:id="list8064269120944715016" text:style-name="L2">
              <text:list-item>
                <text:p text:style-name="P43"><text:span text:style-name="T10">9.5/ 10 GPA</text:span>, Participated in multiple Computer-Science, Math, Entrepreneurship and Physics contests – national stag<text:span text:style-name="T25">e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11">
          <table:table-cell table:style-name="Resume.A11" table:number-columns-spanned="4" office:value-type="string">
            <text:p text:style-name="P41">SKILL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list xml:id="list3196768426488475366" text:style-name="WWNum4">
              <text:list-item>
                <text:p text:style-name="P50">Java, <text:span text:style-name="T19">Python,</text:span> JavaScript, ReactJS, NodeJS, <text:span text:style-name="T22">Git</text:span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165143425307944" text:continue-numbering="true" text:style-name="WWNum4">
              <text:list-header>
                <text:p text:style-name="P53">advanced</text:p>
              </text:list-header>
            </text:list>
          </table:table-cell>
          <table:covered-table-cell/>
        </table:table-row>
        <table:table-row table:style-name="Resume.2">
          <table:table-cell table:style-name="Resume.A2" table:number-columns-spanned="2" office:value-type="string">
            <text:list xml:id="list165143961669896" text:continue-numbering="true" text:style-name="WWNum4">
              <text:list-item>
                <text:p text:style-name="P51"><text:span text:style-name="T19">C++, </text:span>SQL, MongoDB, <text:span text:style-name="T9">Spring, Hibernate</text:span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165142487235932" text:continue-numbering="true" text:style-name="WWNum4">
              <text:list-header>
                <text:p text:style-name="P54">intermediate</text:p>
              </text:list-header>
            </text:list>
          </table:table-cell>
          <table:covered-table-cell/>
        </table:table-row>
        <table:table-row table:style-name="Resume.2">
          <table:table-cell table:style-name="Resume.A2" table:number-columns-spanned="2" office:value-type="string">
            <text:list xml:id="list165142901482728" text:continue-numbering="true" text:style-name="WWNum4">
              <text:list-item>
                <text:p text:style-name="P52"><text:span text:style-name="T8">Go, Kotlin, AngularJS</text:span><text:tab/></text:p>
              </text:list-item>
            </text:list>
          </table:table-cell>
          <table:covered-table-cell/>
          <table:table-cell table:style-name="Resume.A2" table:number-columns-spanned="2" office:value-type="string">
            <text:list xml:id="list165142513393368" text:continue-numbering="true" text:style-name="WWNum4">
              <text:list-header>
                <text:p text:style-name="P55">begin<text:span text:style-name="T26">n</text:span>er</text:p>
              </text:list-header>
            </text:list>
          </table:table-cell>
          <table:covered-table-cell/>
        </table:table-row>
        <table:table-row table:style-name="Resume.4">
          <table:table-cell table:style-name="Resume.A11" table:number-columns-spanned="4" office:value-type="string">
            <text:p text:style-name="P36">PROFESSIONAL EXPERIENCE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3"><text:span text:style-name="T13">ActivFix</text:span> Software Engineer</text:p>
          </table:table-cell>
          <table:covered-table-cell/>
          <table:covered-table-cell/>
          <table:table-cell table:style-name="Resume.A2" office:value-type="string">
            <text:p text:style-name="P21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9">Sport events scheduling startup</text:p>
          </table:table-cell>
          <table:covered-table-cell/>
          <table:table-cell table:style-name="Resume.A2" table:number-columns-spanned="2" office:value-type="string">
            <text:p text:style-name="P30">12/2017 – <text:span text:style-name="T11">present</text:span>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5817076300316172828" text:style-name="L3">
              <text:list-item>
                <text:p text:style-name="P46">Developing the front-end and back-end of the app using AngularJS, Java, Hibernate, Spring and MySQL</text:p>
              </text:list-item>
              <text:list-item>
                <text:p text:style-name="P47">Prioritizing development using different design patterns and following designated architectures</text:p>
              </text:list-item>
              <text:list-item>
                <text:p text:style-name="P47">Deployed and currently managing a Digital Ocean Ubuntu droplet, <text:span text:style-name="T31">Nginx </text:span>web server <text:span text:style-name="T31">and Tomcat server</text:span></text:p>
              </text:list-item>
              <text:list-item>
                <text:p text:style-name="P47">Contributed to designing the architecture of the application and the MySQL databas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1"><text:span text:style-name="T13">GovITHub</text:span> Software Engineer</text:p>
          </table:table-cell>
          <table:covered-table-cell/>
          <table:covered-table-cell/>
          <table:table-cell table:style-name="Resume.A2" office:value-type="string">
            <text:p text:style-name="P21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7">Governmental program seeking to enhance public service through technology</text:p>
          </table:table-cell>
          <table:covered-table-cell/>
          <table:table-cell table:style-name="Resume.A2" table:number-columns-spanned="2" office:value-type="string">
            <text:p text:style-name="P31">10/2016 – 02/2017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8826901826893613267" text:style-name="WWNum7">
              <text:list-item>
                <text:p text:style-name="P48">Developed the front-end of a push-notification web application using ReactJS</text:p>
              </text:list-item>
              <text:list-item>
                <text:p text:style-name="P48">Contributed to another open source project by building front-end components</text:p>
              </text:list-item>
              <text:list-item>
                <text:p text:style-name="P48">Wrote unit tests for different front-end behaviors and interactions in Jest</text:p>
              </text:list-item>
              <text:list-item>
                <text:p text:style-name="P48">Restructured JavaScript files to use static typing using Flow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12"><text:span text:style-name="T12">Telekom Romania – Dolce Sport</text:span> <text:span text:style-name="T20">Information Technology </text:span>Intern</text:p>
          </table:table-cell>
          <table:covered-table-cell/>
          <table:covered-table-cell/>
          <table:table-cell table:style-name="Resume.A2" office:value-type="string">
            <text:p text:style-name="P22">Bucharest, Romania</text:p>
          </table:table-cell>
        </table:table-row>
        <table:table-row table:style-name="Resume.2">
          <table:table-cell table:style-name="Resume.A2" table:number-columns-spanned="2" office:value-type="string">
            <text:p text:style-name="P26">Romanian sports televisio<text:span text:style-name="T23">n</text:span></text:p>
          </table:table-cell>
          <table:covered-table-cell/>
          <table:table-cell table:style-name="Resume.A2" table:number-columns-spanned="2" office:value-type="string">
            <text:p text:style-name="P32">02/2016 – 04/2016</text:p>
          </table:table-cell>
          <table:covered-table-cell/>
        </table:table-row>
        <table:table-row table:style-name="Resume.24">
          <table:table-cell table:style-name="Resume.A2" table:number-columns-spanned="4" office:value-type="string">
            <text:list xml:id="list8946875147043488805" text:style-name="WWNum3">
              <text:list-item>
                <text:p text:style-name="P49">Monitored and analyzed server’s data flow statistics on Quantel servers</text:p>
              </text:list-item>
              <text:list-item>
                <text:p text:style-name="P49">Managed input/output data streams and sport events archives</text:p>
              </text:list-item>
              <text:list-item>
                <text:p text:style-name="P49">Published sport articles on Dolce Sport's website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4">
          <table:table-cell table:style-name="Resume.A25" table:number-columns-spanned="4" office:value-type="string">
            <text:p text:style-name="P35">HONORS, AWARDS &amp; CERTIFICATION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3" office:value-type="string">
            <text:p text:style-name="P3"><text:span text:style-name="T14">Drexel University</text:span> Founder’s Scholarship &amp; Drexel Grant</text:p>
          </table:table-cell>
          <table:covered-table-cell/>
          <table:covered-table-cell/>
          <table:table-cell table:style-name="Resume.A2" office:value-type="string">
            <text:p text:style-name="P1">09/2017 – 05/2022</text:p>
          </table:table-cell>
        </table:table-row>
        <table:table-row table:style-name="Resume.2">
          <table:table-cell table:style-name="Resume.A2" table:number-columns-spanned="4" office:value-type="string">
            <text:p text:style-name="P8"><text:span text:style-name="T15">DevHacks</text:span> 2016 Hackathon, sponsored by Microsoft, Teamnet, SoftVision – Runner-up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10"><text:span text:style-name="T15">JSHacks</text:span> 2016 Hackathon, sponsored by Endava and VisionMobile – Winner</text:p>
          </table:table-cell>
          <table:covered-table-cell/>
          <table:covered-table-cell/>
          <table:covered-table-cell/>
        </table:table-row>
        <table:table-row table:style-name="Resume.29">
          <table:table-cell table:style-name="Resume.A2" table:number-columns-spanned="4" office:value-type="string">
            <text:p text:style-name="P34"><text:span text:style-name="T3">Junior Achievement Young Enterprise</text:span><text:span text:style-name="T2"> “Company of the Year” – National Finalist </text:span>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9"><text:span text:style-name="T16">Certiport</text:span> Digital Literacy Certifi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p text:style-name="P14"><text:span text:style-name="T17">Cisco</text:span> Networking Academy IT Essentials Certification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11" table:number-columns-spanned="4" office:value-type="string">
            <text:p text:style-name="P38">PROJECTS</text:p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5"><text:span text:style-name="T18">SpeedPlan</text:span><text:span text:style-name="T12"> –</text:span><text:span text:style-name="T27"> </text:span><text:span text:style-name="T28">Event flyer scanning Android app</text:span></text:p>
          </table:table-cell>
          <table:covered-table-cell/>
          <table:table-cell table:style-name="Resume.A2" table:number-columns-spanned="2" office:value-type="string">
            <text:p text:style-name="P23"><text:span text:style-name="T30">12/2017 - </text:span>0<text:span text:style-name="T30">4</text:span>/2018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6062974087558178903" text:style-name="L4">
              <text:list-item>
                <text:p text:style-name="P44">Designed the underlying architecture and data structure of the app following DAO and MVC principle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65142897767841" text:continue-numbering="true" text:style-name="L4">
              <text:list-item>
                <text:p text:style-name="P44">Used specific built-in libraries for camera, file system and external apps interaction and integrated Tesseract OC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65144045855615" text:continue-numbering="true" text:style-name="L4">
              <text:list-item>
                <text:p text:style-name="P44">Designed and implemented a custom data parsing algorithm for splitting detected text into multiple field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2" office:value-type="string">
            <text:p text:style-name="P18">Oculus Fridge<text:span text:style-name="T27"> – </text:span><text:span text:style-name="T29">Groceries recognition</text:span><text:span text:style-name="T27"> web app</text:span></text:p>
          </table:table-cell>
          <table:covered-table-cell/>
          <table:table-cell table:style-name="Resume.A2" table:number-columns-spanned="2" office:value-type="string">
            <text:p text:style-name="P33">01/2018</text:p>
          </table:table-cell>
          <table:covered-table-cell/>
        </table:table-row>
        <table:table-row table:style-name="Resume.2">
          <table:table-cell table:style-name="Resume.A2" table:number-columns-spanned="4" office:value-type="string">
            <text:list xml:id="list6460765965122875931" text:style-name="L5">
              <text:list-item>
                <text:p text:style-name="P45">Built the web app using vanilla HTML and Node, prioritizing items classification accuracy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65143174614857" text:continue-numbering="true" text:style-name="L5">
              <text:list-item>
                <text:p text:style-name="P45">Integrated Clarifai’s, Amazon’s and Twilio’s APIs for object recognition, product suggestions and SMS notification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Resume.2">
          <table:table-cell table:style-name="Resume.A2" table:number-columns-spanned="4" office:value-type="string">
            <text:list xml:id="list165143371997452" text:continue-numbering="true" text:style-name="L5">
              <text:list-item>
                <text:p text:style-name="P45">Focused on balancing the performance and user-friendliness of the app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Times New Roman" svg:font-family="'Times New Roman'" style:font-family-generic="roman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  <style:font-face style:name="Times New Roman2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a" style:font-name="Times" fo:font-family="Times" style:font-family-generic="roman" style:font-pitch="variable" fo:font-size="12pt" fo:language="en" fo:country="US" style:font-name-asian="Times1" style:font-family-asian="Times" style:font-family-generic-asian="system" style:font-pitch-asian="variable" style:font-size-asian="12pt" style:language-asian="ar" style:country-asian="SA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>
        <style:tab-stops>
          <style:tab-stop style:position="7.1252in" style:type="right"/>
        </style:tab-stops>
      </style:paragraph-properties>
      <style:text-properties style:font-name="Times New Roman1" fo:font-family="'Times New Roman'" style:font-family-generic="roman" style:font-pitch="variable" fo:font-size="10pt" fo:font-weight="bold" style:font-size-asian="10pt" style:font-weight-asian="bold" style:font-name-complex="Times New Roman2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1" fo:font-family="'Times New Roman'" style:font-family-generic="roman" style:font-pitch="variable" fo:font-size="10pt" fo:font-weight="bold" style:font-name-asian="Times1" style:font-family-asian="Times" style:font-family-generic-asian="system" style:font-pitch-asian="variable" style:font-size-asian="10pt" style:language-asian="ar" style:country-asian="SA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4pt" style:font-size-asian="4pt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Times New Roman1" fo:font-family="'Times New Roman'" style:font-family-generic="roman" style:font-pitch="variable" fo:font-size="11pt" style:font-size-asian="11pt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fo:font-size="4pt" style:font-size-asian="4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="Times New Roman1" fo:font-family="'Times New Roman'" style:font-family-generic="roman" style:font-pitch="variable" fo:font-size="11pt" style:font-size-asian="11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8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8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89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0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9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0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0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05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7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8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0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ListLabel_20_11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1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1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1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1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5in" fo:margin-bottom="0.05in" fo:margin-left="0.1in" fo:margin-right="0.1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7:14:00</meta:creation-date>
    <meta:initial-creator>Marius</meta:initial-creator>
    <dc:language>en-US</dc:language>
    <dc:date>2018-04-13T16:51:42.120167201</dc:date>
    <meta:editing-cycles>170</meta:editing-cycles>
    <meta:editing-duration>PT9H3M23S</meta:editing-duration>
    <meta:generator>LibreOffice/5.1.6.2$Linux_X86_64 LibreOffice_project/10m0$Build-2</meta:generator>
    <meta:document-statistic meta:table-count="1" meta:image-count="0" meta:object-count="0" meta:page-count="1" meta:paragraph-count="68" meta:word-count="417" meta:character-count="3040" meta:non-whitespace-character-count="27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